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、" style:num-list-format-name="NLF0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/>
    </style:style>
    <style:style style:name="T4" style:parent-style-name="預設段落字型" style:family="text">
      <style:text-properties style:font-name="微軟正黑體" style:font-name-asian="微軟正黑體" fo:font-size="16pt" style:font-size-asian="16pt" style:font-size-complex="16pt"/>
    </style:style>
    <style:style style:name="P5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6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7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  <style:text-properties style:font-name="Times New Roman" style:font-name-asian="標楷體" fo:font-size="14pt" style:font-size-asian="14pt"/>
    </style:style>
    <style:style style:name="P8" style:parent-style-name="純文字" style:family="paragraph">
      <style:paragraph-properties fo:border="0.0625in double #000000" style:border-line-width="0.0208in 0.0208in 0.0208in" fo:padding="0in" style:shadow="none" style:snap-to-layout-grid="false" fo:text-align="justify"/>
    </style:style>
    <style:style style:name="T9" style:parent-style-name="預設段落字型" style:family="text">
      <style:text-properties style:font-name="Times New Roman" style:font-name-asian="標楷體" fo:font-size="14pt" style:font-size-asian="14pt"/>
    </style:style>
    <style:style style:name="T10" style:parent-style-name="預設段落字型" style:family="text">
      <style:text-properties style:font-name="Times New Roman" style:font-name-asian="標楷體" fo:font-size="14pt" style:font-size-asian="14pt"/>
    </style:style>
    <style:style style:name="T11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2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3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5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6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7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8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4pt" style:font-size-asian="14pt" style:font-size-complex="14pt"/>
    </style:style>
    <style:style style:name="P2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1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  <style:text-properties style:font-name-asian="標楷體" style:font-weight-complex="bold" fo:font-size="14pt" style:font-size-asian="14pt" style:font-size-complex="14pt"/>
    </style:style>
    <style:style style:name="P22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23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</style:style>
    <style:style style:name="T24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25" style:parent-style-name="預設段落字型" style:family="text">
      <style:text-properties style:font-name="新細明體" style:font-name-complex="新細明體" style:letter-kerning="false"/>
    </style:style>
    <style:style style:name="P26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7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8" style:parent-style-name="清單段落" style:family="paragraph">
      <style:paragraph-properties fo:widows="2" fo:orphans="2" style:vertical-align="auto" fo:margin-top="0.0694in" fo:margin-bottom="0.0694in"/>
      <style:text-properties style:font-name="新細明體" style:font-name-complex="新細明體" style:letter-kerning="false" fo:hyphenate="true"/>
    </style:style>
    <style:style style:name="P2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0" style:parent-style-name="內文縮排" style:family="paragraph">
      <style:paragraph-properties style:snap-to-layout-grid="false" fo:line-height="150%" fo:margin-left="0.3347in" fo:text-indent="0.1666in">
        <style:tab-stops/>
      </style:paragraph-properties>
      <style:text-properties style:font-name-asian="標楷體" style:font-size-complex="12pt"/>
    </style:style>
    <style:style style:name="P31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32" style:parent-style-name="內文" style:family="paragraph">
      <style:paragraph-properties style:snap-to-layout-grid="false" fo:line-height="150%" fo:margin-left="0.3347in">
        <style:tab-stops>
          <style:tab-stop style:type="left" style:position="0.1222in"/>
        </style:tab-stops>
      </style:paragraph-properties>
    </style:style>
    <style:style style:name="T3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34" style:parent-style-name="預設段落字型" style:family="text">
      <style:text-properties style:font-name="新細明體" style:font-name-complex="新細明體" style:letter-kerning="false"/>
    </style:style>
    <style:style style:name="T35" style:parent-style-name="預設段落字型" style:family="text">
      <style:text-properties style:font-name="新細明體" style:font-name-complex="新細明體" style:letter-kerning="false"/>
    </style:style>
    <style:style style:name="P36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37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38" style:parent-style-name="預設段落字型" style:family="text">
      <style:text-properties style:font-name="新細明體" style:font-name-complex="新細明體" style:letter-kerning="false"/>
    </style:style>
    <style:style style:name="P39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40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41" style:parent-style-name="預設段落字型" style:family="text">
      <style:text-properties style:font-name="新細明體" style:font-name-complex="新細明體" style:letter-kerning="false"/>
    </style:style>
    <style:style style:name="P42" style:parent-style-name="清單段落" style:family="paragraph">
      <style:paragraph-properties fo:widows="2" fo:orphans="2" style:vertical-align="auto" fo:margin-top="0.0694in" fo:margin-bottom="0.0694in"/>
      <style:text-properties fo:hyphenate="true"/>
    </style:style>
    <style:style style:name="T43" style:parent-style-name="預設段落字型" style:family="text">
      <style:text-properties style:font-name="新細明體" style:font-name-complex="新細明體" fo:font-weight="bold" style:font-weight-asian="bold" style:font-weight-complex="bold" style:letter-kerning="false"/>
    </style:style>
    <style:style style:name="T44" style:parent-style-name="預設段落字型" style:family="text">
      <style:text-properties style:font-name="新細明體" style:font-name-complex="新細明體" style:letter-kerning="false"/>
    </style:style>
    <style:style style:name="P45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  <style:text-properties style:font-name-asian="標楷體" fo:font-weight="bold" style:font-weight-asian="bold" fo:font-size="14pt" style:font-size-asian="14pt"/>
    </style:style>
    <style:style style:name="P46" style:parent-style-name="內文縮排" style:family="paragraph">
      <style:paragraph-properties style:snap-to-layout-grid="false" fo:line-height="150%"/>
    </style:style>
    <style:style style:name="T47" style:parent-style-name="預設段落字型" style:family="text">
      <style:text-properties style:font-name-asian="標楷體" fo:font-size="16pt" style:font-size-asian="16pt" style:font-size-complex="16pt"/>
    </style:style>
    <style:style style:name="T48" style:parent-style-name="預設段落字型" style:family="text">
      <style:text-properties style:font-name-asian="標楷體" fo:font-size="16pt" style:font-size-asian="16pt" style:font-size-complex="16pt"/>
    </style:style>
    <style:style style:name="T49" style:parent-style-name="預設段落字型" style:family="text">
      <style:text-properties style:font-name-asian="標楷體" fo:font-size="16pt" style:font-size-asian="16pt" style:font-size-complex="16pt"/>
    </style:style>
    <style:style style:name="T50" style:parent-style-name="預設段落字型" style:family="text">
      <style:text-properties style:font-name-asian="標楷體" fo:font-size="16pt" style:font-size-asian="16pt" style:font-size-complex="16pt"/>
    </style:style>
    <style:style style:name="T51" style:parent-style-name="預設段落字型" style:family="text">
      <style:text-properties style:font-name-asian="標楷體" fo:font-size="16pt" style:font-size-asian="16pt" style:font-size-complex="16pt"/>
    </style:style>
    <style:style style:name="T52" style:parent-style-name="預設段落字型" style:family="text">
      <style:text-properties style:font-name-asian="標楷體" fo:font-size="16pt" style:font-size-asian="16pt" style:font-size-complex="16pt"/>
    </style:style>
    <style:style style:name="T53" style:parent-style-name="預設段落字型" style:family="text">
      <style:text-properties style:font-name-asian="標楷體" fo:font-size="16pt" style:font-size-asian="16pt" style:font-size-complex="16pt"/>
    </style:style>
    <style:style style:name="T54" style:parent-style-name="預設段落字型" style:family="text">
      <style:text-properties style:font-name-asian="標楷體" fo:font-size="16pt" style:font-size-asian="16pt" style:font-size-complex="16pt"/>
    </style:style>
    <style:style style:name="T55" style:parent-style-name="預設段落字型" style:family="text">
      <style:text-properties style:font-name-asian="標楷體" fo:font-size="16pt" style:font-size-asian="16pt" style:font-size-complex="16pt"/>
    </style:style>
    <style:style style:name="T56" style:parent-style-name="預設段落字型" style:family="text">
      <style:text-properties style:font-name-asian="標楷體" fo:font-size="16pt" style:font-size-asian="16pt" style:font-size-complex="16pt"/>
    </style:style>
    <style:style style:name="T57" style:parent-style-name="預設段落字型" style:family="text">
      <style:text-properties style:font-name-asian="標楷體" fo:font-size="16pt" style:font-size-asian="16pt" style:font-size-complex="16pt"/>
    </style:style>
    <style:style style:name="T58" style:parent-style-name="預設段落字型" style:family="text">
      <style:text-properties style:font-name-asian="標楷體" fo:font-size="16pt" style:font-size-asian="16pt" style:font-size-complex="16pt"/>
    </style:style>
    <style:style style:name="T59" style:parent-style-name="預設段落字型" style:family="text">
      <style:text-properties style:font-name-asian="標楷體" fo:font-size="16pt" style:font-size-asian="16pt" style:font-size-complex="16pt"/>
    </style:style>
    <style:style style:name="T60" style:parent-style-name="預設段落字型" style:family="text">
      <style:text-properties style:font-name-asian="標楷體" fo:font-size="16pt" style:font-size-asian="16pt" style:font-size-complex="16pt"/>
    </style:style>
    <style:style style:name="T61" style:parent-style-name="預設段落字型" style:family="text">
      <style:text-properties style:font-name-asian="標楷體" fo:font-size="16pt" style:font-size-asian="16pt" style:font-size-complex="16pt"/>
    </style:style>
    <style:style style:name="T62" style:parent-style-name="預設段落字型" style:family="text">
      <style:text-properties style:font-name-asian="標楷體" fo:font-size="16pt" style:font-size-asian="16pt" style:font-size-complex="16pt"/>
    </style:style>
    <style:style style:name="T63" style:parent-style-name="預設段落字型" style:family="text">
      <style:text-properties style:font-name-asian="標楷體" fo:font-size="16pt" style:font-size-asian="16pt" style:font-size-complex="16pt"/>
    </style:style>
    <style:style style:name="T64" style:parent-style-name="預設段落字型" style:family="text">
      <style:text-properties style:font-name-asian="標楷體" fo:font-size="16pt" style:font-size-asian="16pt" style:font-size-complex="16pt"/>
    </style:style>
    <style:style style:name="T65" style:parent-style-name="預設段落字型" style:family="text">
      <style:text-properties style:font-name-asian="標楷體" fo:font-size="16pt" style:font-size-asian="16pt" style:font-size-complex="16pt"/>
    </style:style>
    <style:style style:name="T66" style:parent-style-name="預設段落字型" style:family="text">
      <style:text-properties style:font-name-asian="標楷體" fo:font-size="16pt" style:font-size-asian="16pt" style:font-size-complex="16pt"/>
    </style:style>
    <style:style style:name="T67" style:parent-style-name="預設段落字型" style:family="text">
      <style:text-properties style:font-name-asian="標楷體" fo:font-size="16pt" style:font-size-asian="16pt" style:font-size-complex="16pt"/>
    </style:style>
    <style:style style:name="T68" style:parent-style-name="預設段落字型" style:family="text">
      <style:text-properties style:font-name-asian="標楷體" fo:font-size="16pt" style:font-size-asian="16pt" style:font-size-complex="16pt"/>
    </style:style>
    <style:style style:name="T69" style:parent-style-name="預設段落字型" style:family="text">
      <style:text-properties style:font-name-asian="標楷體" fo:font-size="16pt" style:font-size-asian="16pt" style:font-size-complex="16pt"/>
    </style:style>
    <style:style style:name="T70" style:parent-style-name="預設段落字型" style:family="text">
      <style:text-properties style:font-name-asian="標楷體" fo:font-size="16pt" style:font-size-asian="16pt" style:font-size-complex="16pt"/>
    </style:style>
    <style:style style:name="T71" style:parent-style-name="預設段落字型" style:family="text">
      <style:text-properties style:font-name-asian="標楷體" fo:font-size="16pt" style:font-size-asian="16pt" style:font-size-complex="16pt"/>
    </style:style>
    <style:style style:name="T72" style:parent-style-name="預設段落字型" style:family="text">
      <style:text-properties style:font-name-asian="標楷體" fo:font-size="16pt" style:font-size-asian="16pt" style:font-size-complex="16pt"/>
    </style:style>
    <style:style style:name="T73" style:parent-style-name="預設段落字型" style:family="text">
      <style:text-properties style:font-name-asian="標楷體" fo:font-size="16pt" style:font-size-asian="16pt" style:font-size-complex="16pt"/>
    </style:style>
    <style:style style:name="T74" style:parent-style-name="預設段落字型" style:family="text">
      <style:text-properties style:font-name-asian="標楷體" fo:font-size="16pt" style:font-size-asian="16pt" style:font-size-complex="16pt"/>
    </style:style>
    <style:style style:name="T75" style:parent-style-name="預設段落字型" style:family="text">
      <style:text-properties style:font-name-asian="標楷體" fo:font-size="16pt" style:font-size-asian="16pt" style:font-size-complex="16pt"/>
    </style:style>
    <style:style style:name="T76" style:parent-style-name="預設段落字型" style:family="text">
      <style:text-properties style:font-name-asian="標楷體" fo:font-size="16pt" style:font-size-asian="16pt" style:font-size-complex="16pt"/>
    </style:style>
    <style:style style:name="T77" style:parent-style-name="預設段落字型" style:family="text">
      <style:text-properties style:font-name-asian="標楷體" fo:font-size="16pt" style:font-size-asian="16pt" style:font-size-complex="16pt"/>
    </style:style>
    <style:style style:name="T78" style:parent-style-name="預設段落字型" style:family="text">
      <style:text-properties style:font-name-asian="標楷體" fo:font-size="16pt" style:font-size-asian="16pt" style:font-size-complex="16pt"/>
    </style:style>
    <style:style style:name="T79" style:parent-style-name="預設段落字型" style:family="text">
      <style:text-properties style:font-name-asian="標楷體" fo:font-size="16pt" style:font-size-asian="16pt" style:font-size-complex="16pt"/>
    </style:style>
    <style:style style:name="P80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81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82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P83" style:parent-style-name="內文縮排" style:family="paragraph">
      <style:paragraph-properties style:snap-to-layout-grid="false" fo:line-height="150%" fo:margin-left="0.3347in" fo:text-indent="0.1666in">
        <style:tab-stops/>
      </style:paragraph-properties>
    </style:style>
    <style:style style:name="T84" style:parent-style-name="預設段落字型" style:family="text">
      <style:text-properties style:font-name-asian="標楷體" fo:font-size="16pt" style:font-size-asian="16pt" style:font-size-complex="16pt"/>
    </style:style>
    <style:style style:name="T85" style:parent-style-name="預設段落字型" style:family="text">
      <style:text-properties style:font-name-asian="標楷體" fo:font-size="16pt" style:font-size-asian="16pt" style:font-size-complex="16pt"/>
    </style:style>
    <style:style style:name="T86" style:parent-style-name="預設段落字型" style:family="text">
      <style:text-properties style:font-name-asian="標楷體" fo:font-size="16pt" style:font-size-asian="16pt" style:font-size-complex="16pt"/>
    </style:style>
    <style:style style:name="T87" style:parent-style-name="預設段落字型" style:family="text">
      <style:text-properties style:font-name-asian="標楷體" fo:font-size="16pt" style:font-size-asian="16pt" style:font-size-complex="16pt"/>
    </style:style>
    <style:style style:name="T88" style:parent-style-name="預設段落字型" style:family="text">
      <style:text-properties style:font-name-asian="標楷體" fo:font-size="16pt" style:font-size-asian="16pt" style:font-size-complex="16pt"/>
    </style:style>
    <style:style style:name="P89" style:parent-style-name="內文" style:list-style-name="LFO1" style:family="paragraph">
      <style:paragraph-properties style:snap-to-layout-grid="false" fo:line-height="150%" fo:margin-left="0.3347in" fo:text-indent="-0.3347in">
        <style:tab-stops>
          <style:tab-stop style:type="left" style:position="0.1222in"/>
        </style:tab-stops>
      </style:paragraph-properties>
    </style:style>
    <style:style style:name="T90" style:parent-style-name="預設段落字型" style:family="text">
      <style:text-properties style:font-name-asian="標楷體" fo:font-weight="bold" style:font-weight-asian="bold" fo:font-size="14pt" style:font-size-asian="14pt"/>
    </style:style>
    <style:style style:name="P91" style:parent-style-name="內文縮排" style:family="paragraph">
      <style:paragraph-properties style:snap-to-layout-grid="false" fo:line-height="150%"/>
      <style:text-properties fo:font-weight="bold" style:font-weight-asian="bold" style:font-weight-complex="bold"/>
    </style:style>
    <style:style style:name="P92" style:parent-style-name="內文縮排" style:family="paragraph">
      <style:paragraph-properties style:snap-to-layout-grid="false" fo:line-height="150%" fo:margin-left="0.6666in">
        <style:tab-stops/>
      </style:paragraph-properties>
    </style:style>
    <style:style style:name="P93" style:parent-style-name="內文縮排" style:family="paragraph">
      <style:paragraph-properties style:snap-to-layout-grid="false" fo:line-height="150%"/>
      <style:text-properties fo:font-weight="bold" style:font-weight-asian="bold" style:font-weight-complex="bold"/>
    </style:style>
    <style:style style:name="P94" style:parent-style-name="內文縮排" style:family="paragraph">
      <style:paragraph-properties style:snap-to-layout-grid="false" fo:line-height="150%" fo:margin-left="0.5in" fo:text-indent="0.1666in">
        <style:tab-stops/>
      </style:paragraph-properties>
    </style:style>
    <style:style style:name="P95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96" style:parent-style-name="預設段落字型" style:family="text">
      <style:text-properties fo:font-weight="bold" style:font-weight-asian="bold" style:font-weight-complex="bold"/>
    </style:style>
    <style:style style:name="P97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98" style:parent-style-name="預設段落字型" style:family="text">
      <style:text-properties fo:font-weight="bold" style:font-weight-asian="bold" style:font-weight-complex="bold"/>
    </style:style>
    <style:style style:name="P99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100" style:parent-style-name="預設段落字型" style:family="text">
      <style:text-properties fo:font-weight="bold" style:font-weight-asian="bold" style:font-weight-complex="bold"/>
    </style:style>
    <style:style style:name="P101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102" style:parent-style-name="預設段落字型" style:family="text">
      <style:text-properties fo:font-weight="bold" style:font-weight-asian="bold" style:font-weight-complex="bold"/>
    </style:style>
    <style:style style:name="P103" style:parent-style-name="內文縮排" style:family="paragraph">
      <style:paragraph-properties style:snap-to-layout-grid="false" fo:line-height="150%" fo:margin-left="0.6652in">
        <style:tab-stops/>
      </style:paragraph-properties>
    </style:style>
    <style:style style:name="T104" style:parent-style-name="預設段落字型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4">系統簡介</text:span></text:p>
      <text:p text:style-name="P5">組<text:s text:c="4"/>別：第114xxx組</text:p>
      <text:p text:style-name="P6">專題名稱：谷得BUY</text:p>
      <text:p text:style-name="P7">指導教師：<text:s/>林俊杰老師</text:p>
      <text:p text:style-name="P8"><text:span text:style-name="T9">專題學生：</text:span><text:span text:style-name="T10"><text:s/></text:span><text:span text:style-name="T11">吳佳耘</text:span><text:span text:style-name="T12"><text:s/></text:span><text:span text:style-name="T13">許有騫</text:span><text:span text:style-name="T14"><text:s/></text:span><text:span text:style-name="T15">徐湘婷</text:span><text:span text:style-name="T16"><text:s/></text:span><text:span text:style-name="T17">吳怡萱</text:span><text:span text:style-name="T18"><text:s/></text:span><text:span text:style-name="T19">梁詔恩</text:span></text:p>
      <text:list text:style-name="LFO1" text:continue-numbering="true">
        <text:list-item>
          <text:p text:style-name="P20">前言</text:p>
        </text:list-item>
      </text:list>
      <text:p text:style-name="P21">隨著「周邊拼團文化」在網路社群中盛行，許多買家傾向於共同購買盒組並分攤其中商品，但現行社團交易方式常面臨留言混亂、統計困難、資訊流失等問題，造成交易效率低落。為解決這些痛點，我們希望設計一個結合人工智慧與帳務管理的拼團平台，不僅協助賣家快速上架、買家便利下單，也提升整體交易體驗與滿意度，同時培養我們在<text:s/>AI<text:s/>應用、系統開發與專案協作上的實作能力。</text:p>
      <text:list text:style-name="LFO1" text:continue-numbering="true">
        <text:list-item>
          <text:p text:style-name="P22">系統功能簡介</text:p>
        </text:list-item>
      </text:list>
      <text:p text:style-name="P23"><text:span text:style-name="T24"><text:s text:c="2"/></text:span><text:span text:style-name="T25">互動式購物體驗：透過專屬交易流程設計，提升買賣雙方的操作便利性與使用體驗。</text:span></text:p>
      <text:p text:style-name="P26"><text:s text:c="2"/>帳目管理工具：提供清晰的收支記錄，協助使用者有效掌握個人或團務財務狀況。</text:p>
      <text:p text:style-name="P27"><text:s text:c="2"/>價格調整機制：根據市場行情靈活設定商品價格，避免價格失衡。</text:p>
      <text:p text:style-name="P28"><text:s/>收物帖發布：買家可主動發布需求，尋找他人欲售商品，促進媒合成功率。</text:p>
      <text:list text:style-name="LFO1" text:continue-numbering="true">
        <text:list-item>
          <text:p text:style-name="P29">系統使用對象</text:p>
        </text:list-item>
      </text:list>
      <text:p text:style-name="P30">18-50歲學生與上班族、愛好者、追求特定產品的消費者、中小型網店與小商家</text:p>
      <text:list text:style-name="LFO1" text:continue-numbering="true">
        <text:list-item>
          <text:p text:style-name="P31">系統特色</text:p>
        </text:list-item>
      </text:list>
      <text:p text:style-name="P32"><text:span text:style-name="T33">為拼團文化設計</text:span><text:span text:style-name="T34">：針對社團內拼團需求量身打造，整合下單</text:span><text:span text:style-name="T35">與結帳流程。</text:span></text:p>
      <text:p text:style-name="P36"><text:span text:style-name="T37">視覺化帳目管理</text:span><text:span text:style-name="T38">：提供簡潔易懂的記帳介面，讓買賣雙方都能清楚掌握交易明細。</text:span></text:p>
      <text:p text:style-name="P39"><text:span text:style-name="T40">彈性價格機制</text:span><text:span text:style-name="T41">：可依市場行情快速調整商品價格，提升定價彈性與競爭力。</text:span></text:p>
      <text:p text:style-name="P42"><text:span text:style-name="T43">促進買家媒合</text:span><text:span text:style-name="T44">：收物帖功能讓買家能主動發文尋找商品，提升社群互動與成交率。</text:span></text:p>
      <text:list text:style-name="LFO1" text:continue-numbering="true">
        <text:list-item>
          <text:p text:style-name="P45">系統開發工具</text:p>
        </text:list-item>
      </text:list>
      <text:p text:style-name="P46"><text:span text:style-name="T47">Figma</text:span><text:span text:style-name="T48">、</text:span><text:span text:style-name="T49">Bootstrap</text:span><text:span text:style-name="T50">、</text:span><text:span text:style-name="T51">HTML</text:span><text:span text:style-name="T52">、</text:span><text:span text:style-name="T53">CSS</text:span><text:span text:style-name="T54">、</text:span><text:span text:style-name="T55">JavaScript</text:span><text:span text:style-name="T56">、</text:span><text:span text:style-name="T57">Python</text:span><text:span text:style-name="T58">、</text:span><text:span text:style-name="T59">Django</text:span><text:span text:style-name="T60">、</text:span><text:span text:style-name="T61">Fork</text:span><text:span text:style-name="T62">、</text:span><text:span text:style-name="T63">Github</text:span><text:span text:style-name="T64">、</text:span><text:span text:style-name="T65">Microsoft Word</text:span><text:span text:style-name="T66">、</text:span><text:span text:style-name="T67">Figma</text:span><text:span text:style-name="T68">、</text:span><text:span text:style-name="T69">Goodnotes 5</text:span><text:span text:style-name="T70">、</text:span><text:span text:style-name="T71">Goodnote 6</text:span><text:span text:style-name="T72">、</text:span><text:span text:style-name="T73">Microsoft Excel</text:span><text:span text:style-name="T74">、</text:span><text:span text:style-name="T75">Draw.io</text:span><text:span text:style-name="T76">、</text:span><text:span text:style-name="T77">Canva</text:span><text:span text:style-name="T78">、</text:span><text:span text:style-name="T79">Microsoft PowerPoint</text:span></text:p>
      <text:list text:style-name="LFO1" text:continue-numbering="true">
        <text:list-item>
          <text:p text:style-name="P80"><text:span text:style-name="T81">系統使用環境</text:span></text:p>
        </text:list-item>
      </text:list>
      <text:soft-page-break/>
      <text:p text:style-name="P82">瀏覽器：Google Chrome</text:p>
      <text:p text:style-name="P83"><text:span text:style-name="T84">Windows 10<text:s/></text:span><text:span text:style-name="T85">以上、</text:span><text:span text:style-name="T86">Visual Studio Code</text:span><text:span text:style-name="T87">、</text:span><text:span text:style-name="T88">MySQL Workbench 8.0 CE</text:span></text:p>
      <text:list text:style-name="LFO1" text:continue-numbering="true">
        <text:list-item>
          <text:p text:style-name="P89"><text:span text:style-name="T90">結論及未來發展</text:span></text:p>
        </text:list-item>
      </text:list>
      <text:p text:style-name="P91"><text:s/>結論</text:p>
      <text:p text:style-name="P92">本系統設計成功地解決了現有拼團交易中常見的問題，如統計錯誤、商品分配困難以及資訊流失等。透過引入自動化工具、智能化圖片處理、便捷的帳目管理和批量導入功能，極大地提升了使用者的操作效率與交易體驗。無論是對於買家、團主還是賣家，該系統都提供了一個更加便利、精確且易於使用的解決方案，符合當前台灣社群交易的需求。</text:p>
      <text:p text:style-name="P93">未來發展</text:p>
      <text:p text:style-name="P94">儘管系統已經能夠有效處理基本的拼團交易需求，但仍有進一步發展的潛力：</text:p>
      <text:p text:style-name="P95"><text:span text:style-name="T96">人工智慧應用深化</text:span>：未來可以進一步引入更智能的推薦系統，根據用戶的歷史行為和需求推薦最適合的商品，提升購物的個性化體驗。</text:p>
      <text:p text:style-name="P97"><text:span text:style-name="T98">跨平台整合</text:span>：系統可與其他社交平台、電商平台及支付工具進行更深度的整合，提供一站式的拼團交易解決方案，讓用戶能在更多的環境中輕鬆發起拼團或參與拼團。</text:p>
      <text:p text:style-name="P99"><text:span text:style-name="T100">大數據分析</text:span>：收集與分析用戶行為和市場趨勢，進一步優化價格調整與需求預測，提升拼團活動的成功率和整體運營效率。</text:p>
      <text:p text:style-name="P101"><text:span text:style-name="T102">增強用戶互動</text:span>：未來或許可以增設社群功能，例如用戶之間的評價系統、討論區和推薦系統，進一步提升平台的活躍度和用戶粘性。</text:p>
      <text:p text:style-name="P103"><text:span text:style-name="T104">區塊鏈技術應用</text:span>：探索區塊鏈技術在交易透明度和安全性方面的應用，讓每筆交易都能被更精確地追蹤與驗證，增強用戶信任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微軟正黑體" svg:font-family="微軟正黑體" style:font-family-generic="swiss" style:font-pitch="variable" svg:panose-1="2 11 6 4 3 5 4 4 2 4"/>
    <style:font-face style:name="標楷體" svg:font-family="標楷體" style:font-family-generic="script" style:font-pitch="fixed" svg:panose-1="3 0 5 9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>
        <style:background-fill draw:fill="solid"/>
      </style:paragraph-properties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純文字" style:display-name="純文字" style:family="paragraph" style:parent-style-name="內文">
      <style:text-properties style:font-name="細明體" style:font-name-asian="細明體" fo:hyphenate="false"/>
    </style:style>
    <style:style style:name="純文字字元" style:display-name="純文字 字元" style:family="text" style:parent-style-name="預設段落字型">
      <style:text-properties style:font-name="細明體" style:font-name-asian="細明體" style:font-name-complex="Times New Roman" style:font-size-complex="12pt"/>
    </style:style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style:font-size-complex="10pt" fo:hyphenate="false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size="14pt" style:font-size-asian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list-format-name="NLF0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1"/>
      <number:text>%1%、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268in" fo:page-height="11.693in" style:print-orientation="portrait" fo:margin-top="0.3937in" fo:margin-left="0.5in" fo:margin-bottom="0.3937in" fo:margin-right="0.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>系統簡介，第<text:span text:style-name="T3"><text:page-number text:fixed="false">1</text:page-number></text:span>頁，共1頁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md-staff</meta:initial-creator>
    <dc:creator>有騫 許</dc:creator>
    <meta:creation-date>2025-05-06T12:21:00Z</meta:creation-date>
    <dc:date>2025-05-20T13:00:00Z</dc:date>
    <meta:template xlink:href="Normal" xlink:type="simple"/>
    <meta:editing-cycles>5</meta:editing-cycles>
    <meta:editing-duration>PT1560S</meta:editing-duration>
    <meta:document-statistic meta:page-count="2" meta:paragraph-count="2" meta:word-count="201" meta:character-count="1346" meta:row-count="9" meta:non-whitespace-character-count="1147"/>
  </office:meta>
</office:document-meta>
</file>